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  <style:style style:name="ce11" style:family="table-cell" style:parent-style-name="Default" style:data-style-name="N0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style-name="ce9" office:value-type="string">
            <text:p>ETA 01/12</text:p>
          </table:table-cell>
          <table:table-cell table:style-name="ce9" office:value-type="string">
            <text:p>ETA 18/12</text:p>
          </table:table-cell>
          <table:table-cell table:style-name="ce9" office:value-type="string">
            <text:p>ETA 03/01</text:p>
          </table:table-cell>
          <table:table-cell table:style-name="ce9" office:value-type="string">
            <text:p>ETA 14/01</text:p>
          </table:table-cell>
          <table:table-cell table:style-name="ce9" office:value-type="string">
            <text:p>ETA 21/01</text:p>
          </table:table-cell>
          <table:table-cell table:style-name="ce9" office:value-type="string">
            <text:p>ETA 28/01</text:p>
          </table:table-cell>
          <table:table-cell table:style-name="ce9" office:value-type="string">
            <text:p>ETA 04/02</text:p>
          </table:table-cell>
          <table:table-cell table:number-columns-repeated="1014"/>
        </table:table-row>
        <table:table-row table:style-name="ro1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visions 2.2 et 2.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synthese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table:number-columns-repeated="6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9" office:value-type="string" table:number-columns-spanned="1" table:number-rows-spanned="3">
            <text:p>Chapitre 7</text:p>
          </table:table-cell>
          <table:table-cell office:value-type="string">
            <text:p>Finitions 7.1 et 7.2</text:p>
          </table:table-cell>
          <table:table-cell table:number-columns-repeated="4"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table:number-columns-repeated="3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5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table:number-columns-repeated="6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6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7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table:number-columns-repeated="7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9" office:value-type="string" table:number-columns-spanned="1" table:number-rows-spanned="8">
            <text:p>Annexes</text:p>
          </table:table-cell>
          <table:table-cell office:value-type="string">
            <text:p>forme Annexe A</text:p>
          </table:table-cell>
          <table:table-cell table:number-columns-repeated="5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Paper Cybergeo : fin / trad</text:p>
          </table:table-cell>
          <table:table-cell/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table:number-columns-repeated="1014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Paper CybNW : fin / trad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1014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table:number-columns-repeated="4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6])" office:value-type="float" office:value="294">
            <text:p>294</text:p>
          </table:table-cell>
          <table:table-cell table:formula="of:=SUM([.D3:.D36])" office:value-type="float" office:value="284">
            <text:p>284</text:p>
          </table:table-cell>
          <table:table-cell table:formula="of:=SUM([.E3:.E36])" office:value-type="float" office:value="212">
            <text:p>212</text:p>
          </table:table-cell>
          <table:table-cell table:formula="of:=SUM([.F3:.F36])" office:value-type="float" office:value="184">
            <text:p>184</text:p>
          </table:table-cell>
          <table:table-cell table:formula="of:=SUM([.G3:.G36])" office:value-type="float" office:value="130">
            <text:p>130</text:p>
          </table:table-cell>
          <table:table-cell table:formula="of:=SUM([.H3:.H36])" office:value-type="float" office:value="90">
            <text:p>90</text:p>
          </table:table-cell>
          <table:table-cell table:formula="of:=SUM([.I3:.I36])" office:value-type="float" office:value="51">
            <text:p>51</text:p>
          </table:table-cell>
          <table:table-cell table:formula="of:=SUM([.J3:.J36])" office:value-type="float" office:value="34">
            <text:p>34</text:p>
          </table:table-cell>
          <table:table-cell table:number-columns-repeated="1014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style-name="ce11" office:value-type="float" office:value="13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9" office:value-type="string">
            <text:p>Available (8h days)</text:p>
          </table:table-cell>
          <table:table-cell table:formula="of:=8*[.C40]" office:value-type="float" office:value="400">
            <text:p>400</text:p>
          </table:table-cell>
          <table:table-cell table:formula="of:=8*[.D40]" office:value-type="float" office:value="568">
            <text:p>568</text:p>
          </table:table-cell>
          <table:table-cell table:formula="of:=8*[.E40]" office:value-type="float" office:value="472">
            <text:p>472</text:p>
          </table:table-cell>
          <table:table-cell table:formula="of:=8*[.F40]" office:value-type="float" office:value="344">
            <text:p>344</text:p>
          </table:table-cell>
          <table:table-cell table:formula="of:=8*[.G40]" office:value-type="float" office:value="272">
            <text:p>272</text:p>
          </table:table-cell>
          <table:table-cell table:formula="of:=8*[.H40]" office:value-type="float" office:value="216">
            <text:p>216</text:p>
          </table:table-cell>
          <table:table-cell table:formula="of:=8*[.I40]" office:value-type="float" office:value="168">
            <text:p>168</text:p>
          </table:table-cell>
          <table:table-cell table:formula="of:=8*[.J40]" office:value-type="float" office:value="104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>
            <text:p>1,3605442177</text:p>
          </table:table-cell>
          <table:table-cell table:formula="of:=[.D41]/[.D39]" office:value-type="float" office:value="2">
            <text:p>2</text:p>
          </table:table-cell>
          <table:table-cell table:formula="of:=[.E41]/[.E39]" office:value-type="float" office:value="2.22641509433962">
            <text:p>2,2264150943</text:p>
          </table:table-cell>
          <table:table-cell table:formula="of:=[.F41]/[.F39]" office:value-type="float" office:value="1.8695652173913">
            <text:p>1,8695652174</text:p>
          </table:table-cell>
          <table:table-cell table:formula="of:=[.G41]/[.G39]" office:value-type="float" office:value="2.09230769230769">
            <text:p>2,0923076923</text:p>
          </table:table-cell>
          <table:table-cell table:formula="of:=[.H41]/[.H39]" office:value-type="float" office:value="2.4">
            <text:p>2,4</text:p>
          </table:table-cell>
          <table:table-cell table:formula="of:=[.I41]/[.I39]" office:value-type="float" office:value="3.29411764705882">
            <text:p>3,2941176471</text:p>
          </table:table-cell>
          <table:table-cell table:formula="of:=[.J41]/[.J39]" office:value-type="float" office:value="3.05882352941176">
            <text:p>3,0588235294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4/02/2018</text:date>, <text:time>19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2-04T19:47:43</dc:date>
    <dc:creator>Juste Raimbault</dc:creator>
    <meta:editing-duration>P5DT18H2M21S</meta:editing-duration>
    <meta:editing-cycles>22</meta:editing-cycles>
    <meta:generator>OpenOffice/4.1.3$Unix OpenOffice.org_project/413m1$Build-9783</meta:generator>
    <meta:document-statistic meta:table-count="5" meta:cell-count="386" meta:object-count="0"/>
  </office:meta>
</office:document-meta>
</file>